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ulka3" style:family="table">
      <style:table-properties style:width="17cm" style:rel-width="100%" table:align="left"/>
    </style:style>
    <style:style style:name="Tabulka3.A" style:family="table-column">
      <style:table-column-properties style:column-width="5.833cm" style:rel-column-width="3307*"/>
    </style:style>
    <style:style style:name="Tabulka3.B" style:family="table-column">
      <style:table-column-properties style:column-width="5.613cm" style:rel-column-width="3182*"/>
    </style:style>
    <style:style style:name="Tabulka3.C" style:family="table-column">
      <style:table-column-properties style:column-width="5.554cm" style:rel-column-width="3149*"/>
    </style:style>
    <style:style style:name="Tabulka3.1" style:family="table-row">
      <style:table-row-properties style:min-row-height="1.21cm"/>
    </style:style>
    <style:style style:name="Tabulka3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ulka3.C1" style:family="table-cell">
      <style:table-cell-properties style:vertical-align="middle" fo:padding="0.049cm" fo:border="0.05pt solid #000000"/>
    </style:style>
    <style:style style:name="Tabulka3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ulka3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ulka3.5" style:family="table-row">
      <style:table-row-properties style:min-row-height="0.681cm"/>
    </style:style>
    <style:style style:name="Tabulka1" style:family="table">
      <style:table-properties style:width="17cm" style:rel-width="100%" table:align="left"/>
    </style:style>
    <style:style style:name="Tabulka1.A" style:family="table-column">
      <style:table-column-properties style:column-width="5.542cm" style:rel-column-width="3142*"/>
    </style:style>
    <style:style style:name="Tabulka1.B" style:family="table-column">
      <style:table-column-properties style:column-width="4.651cm" style:rel-column-width="2637*"/>
    </style:style>
    <style:style style:name="Tabulka1.C" style:family="table-column">
      <style:table-column-properties style:column-width="6.807cm" style:rel-column-width="3859*"/>
    </style:style>
    <style:style style:name="Tabulka1.1" style:family="table-row">
      <style:table-row-properties style:min-row-height="1.21cm"/>
    </style:style>
    <style:style style:name="Tabulka1.A1" style:family="table-cell">
      <style:table-cell-properties style:vertical-align="middle" fo:padding="0.049cm" fo:border="none"/>
    </style:style>
    <style:style style:name="Tabulka1.4" style:family="table-row">
      <style:table-row-properties style:min-row-height="0.681cm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a61fe" officeooo:paragraph-rsid="001a61f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italic" fo:font-weight="normal" officeooo:rsid="001a61fe" officeooo:paragraph-rsid="001a61fe" style:font-style-asian="italic" style:font-weight-asian="normal" style:font-style-complex="italic" style:font-weight-complex="normal"/>
    </style:style>
    <style:style style:name="P3" style:family="paragraph" style:parent-style-name="Standard" style:list-style-name="L1">
      <style:text-properties officeooo:rsid="001889dd" officeooo:paragraph-rsid="001889dd"/>
    </style:style>
    <style:style style:name="P4" style:family="paragraph" style:parent-style-name="Standard" style:list-style-name="L1">
      <style:text-properties officeooo:rsid="0018854f" officeooo:paragraph-rsid="0018854f"/>
    </style:style>
    <style:style style:name="P5" style:family="paragraph" style:parent-style-name="Standard" style:list-style-name="L1">
      <style:text-properties officeooo:rsid="001889dd" officeooo:paragraph-rsid="001a3d6e"/>
    </style:style>
    <style:style style:name="P6" style:family="paragraph" style:parent-style-name="Standard" style:list-style-name="L1">
      <style:text-properties officeooo:rsid="001a3d6e" officeooo:paragraph-rsid="001a3d6e"/>
    </style:style>
    <style:style style:name="P7" style:family="paragraph" style:parent-style-name="Standard">
      <style:text-properties officeooo:rsid="001889dd" officeooo:paragraph-rsid="001889dd"/>
    </style:style>
    <style:style style:name="P8" style:family="paragraph" style:parent-style-name="Standard" style:list-style-name="L1">
      <style:text-properties officeooo:rsid="001a61fe" officeooo:paragraph-rsid="001a61fe"/>
    </style:style>
    <style:style style:name="P9" style:family="paragraph" style:parent-style-name="Standard">
      <style:text-properties officeooo:rsid="001a3d6e" officeooo:paragraph-rsid="001a61fe"/>
    </style:style>
    <style:style style:name="P10" style:family="paragraph" style:parent-style-name="Standard" style:list-style-name="L1">
      <style:text-properties officeooo:rsid="001aed03" officeooo:paragraph-rsid="001aed03"/>
    </style:style>
    <style:style style:name="P11" style:family="paragraph" style:parent-style-name="Standard">
      <style:paragraph-properties fo:text-align="center" style:justify-single-word="false"/>
      <style:text-properties officeooo:rsid="001a3d6e" officeooo:paragraph-rsid="001a3d6e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273b49" officeooo:paragraph-rsid="00273b49" style:font-weight-asian="bold" style:font-weight-complex="bold"/>
    </style:style>
    <style:style style:name="P13" style:family="paragraph" style:parent-style-name="Standard">
      <style:text-properties officeooo:rsid="001aed03" officeooo:paragraph-rsid="001aed03"/>
    </style:style>
    <style:style style:name="P14" style:family="paragraph" style:parent-style-name="Standard">
      <style:text-properties officeooo:rsid="001a3d6e" officeooo:paragraph-rsid="001a3d6e"/>
    </style:style>
    <style:style style:name="P15" style:family="paragraph" style:parent-style-name="Standard">
      <style:text-properties fo:font-weight="bold" officeooo:rsid="001dd88a" officeooo:paragraph-rsid="001dd88a" style:font-weight-asian="bold" style:font-weight-complex="bold"/>
    </style:style>
    <style:style style:name="P16" style:family="paragraph" style:parent-style-name="Standard" style:list-style-name="L2">
      <style:text-properties officeooo:rsid="001e93a2" officeooo:paragraph-rsid="001e93a2"/>
    </style:style>
    <style:style style:name="P17" style:family="paragraph" style:parent-style-name="Table_20_Contents">
      <style:text-properties officeooo:paragraph-rsid="001e93a2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officeooo:rsid="002091a3" officeooo:paragraph-rsid="002091a3"/>
    </style:style>
    <style:style style:name="P19" style:family="paragraph" style:parent-style-name="Table_20_Contents">
      <style:text-properties officeooo:rsid="002091a3" officeooo:paragraph-rsid="002091a3"/>
    </style:style>
    <style:style style:name="P20" style:family="paragraph" style:parent-style-name="Table_20_Contents">
      <style:paragraph-properties fo:margin-left="0cm" fo:margin-right="0cm" fo:text-indent="0cm" style:auto-text-indent="false"/>
      <style:text-properties officeooo:paragraph-rsid="001e93a2"/>
    </style:style>
    <style:style style:name="P21" style:family="paragraph" style:parent-style-name="Table_20_Contents">
      <style:text-properties officeooo:paragraph-rsid="002091a3"/>
    </style:style>
    <style:style style:name="P22" style:family="paragraph" style:parent-style-name="Standard">
      <style:text-properties officeooo:rsid="001a3d6e" officeooo:paragraph-rsid="001e93a2"/>
    </style:style>
    <style:style style:name="P23" style:family="paragraph" style:parent-style-name="Standard" style:list-style-name="L3">
      <style:text-properties officeooo:paragraph-rsid="002091a3"/>
    </style:style>
    <style:style style:name="P24" style:family="paragraph" style:parent-style-name="Standard" style:list-style-name="L3">
      <style:text-properties officeooo:paragraph-rsid="0025a12a"/>
    </style:style>
    <style:style style:name="P25" style:family="paragraph" style:parent-style-name="Standard">
      <style:text-properties officeooo:paragraph-rsid="0022f774"/>
    </style:style>
    <style:style style:name="P26" style:family="paragraph" style:parent-style-name="Standard" style:list-style-name="L3">
      <style:text-properties fo:font-style="italic" officeooo:rsid="0029a71f" officeooo:paragraph-rsid="002b2db3" style:font-style-asian="italic" style:font-style-complex="italic"/>
    </style:style>
    <style:style style:name="P27" style:family="paragraph" style:parent-style-name="Standard" style:list-style-name="L3">
      <style:text-properties officeooo:paragraph-rsid="0022f774"/>
    </style:style>
    <style:style style:name="P28" style:family="paragraph" style:parent-style-name="Standard">
      <style:text-properties officeooo:rsid="002091a3" officeooo:paragraph-rsid="0022f774"/>
    </style:style>
    <style:style style:name="P29" style:family="paragraph" style:parent-style-name="Standard">
      <style:text-properties fo:font-weight="bold" officeooo:rsid="0022f774" officeooo:paragraph-rsid="0022f774" style:font-weight-asian="bold" style:font-weight-complex="bold"/>
    </style:style>
    <style:style style:name="P30" style:family="paragraph" style:parent-style-name="Standard" style:list-style-name="L4">
      <style:text-properties officeooo:paragraph-rsid="0022f774"/>
    </style:style>
    <style:style style:name="P31" style:family="paragraph" style:parent-style-name="Standard" style:list-style-name="L4">
      <style:text-properties officeooo:rsid="0022f774" officeooo:paragraph-rsid="0022f774"/>
    </style:style>
    <style:style style:name="P32" style:family="paragraph" style:parent-style-name="Standard">
      <style:text-properties officeooo:rsid="0022f774" officeooo:paragraph-rsid="0022f774"/>
    </style:style>
    <style:style style:name="P33" style:family="paragraph" style:parent-style-name="Standard" style:list-style-name="L4">
      <style:text-properties officeooo:rsid="0023e895" officeooo:paragraph-rsid="0023e895"/>
    </style:style>
    <style:style style:name="P34" style:family="paragraph" style:parent-style-name="Standard" style:list-style-name="L4">
      <style:text-properties officeooo:rsid="002091a3" officeooo:paragraph-rsid="0029a71f"/>
    </style:style>
    <style:style style:name="P35" style:family="paragraph" style:parent-style-name="Standard">
      <style:text-properties fo:font-weight="bold" officeooo:rsid="00278ad2" officeooo:paragraph-rsid="00278ad2" style:font-weight-asian="bold" style:font-weight-complex="bold"/>
    </style:style>
    <style:style style:name="P36" style:family="paragraph" style:parent-style-name="Standard">
      <style:text-properties officeooo:rsid="002f040a" officeooo:paragraph-rsid="002f040a"/>
    </style:style>
    <style:style style:name="P37" style:family="paragraph" style:parent-style-name="Standard" style:list-style-name="L5">
      <style:text-properties officeooo:rsid="002f52cd" officeooo:paragraph-rsid="002f52cd"/>
    </style:style>
    <style:style style:name="P38" style:family="paragraph" style:parent-style-name="Table_20_Contents">
      <style:text-properties officeooo:paragraph-rsid="002f52cd"/>
    </style:style>
    <style:style style:name="P39" style:family="paragraph" style:parent-style-name="Table_20_Contents">
      <style:text-properties officeooo:rsid="002f52cd" officeooo:paragraph-rsid="002f52cd"/>
    </style:style>
    <style:style style:name="P40" style:family="paragraph" style:parent-style-name="Table_20_Contents">
      <style:text-properties officeooo:rsid="00397521" officeooo:paragraph-rsid="00397521"/>
    </style:style>
    <style:style style:name="P41" style:family="paragraph" style:parent-style-name="Table_20_Contents">
      <style:text-properties officeooo:rsid="002f040a" officeooo:paragraph-rsid="002f52cd"/>
    </style:style>
    <style:style style:name="P42" style:family="paragraph" style:parent-style-name="Table_20_Contents">
      <style:text-properties officeooo:rsid="00306a2e" officeooo:paragraph-rsid="00306a2e"/>
    </style:style>
    <style:style style:name="P43" style:family="paragraph" style:parent-style-name="Standard" style:list-style-name="L6">
      <style:text-properties officeooo:paragraph-rsid="00343b65"/>
    </style:style>
    <style:style style:name="P44" style:family="paragraph" style:parent-style-name="Standard" style:list-style-name="L6">
      <style:text-properties officeooo:rsid="0032d621" officeooo:paragraph-rsid="0032d621"/>
    </style:style>
    <style:style style:name="P45" style:family="paragraph" style:parent-style-name="Standard" style:list-style-name="L6">
      <style:text-properties officeooo:paragraph-rsid="0032d621"/>
    </style:style>
    <style:style style:name="P46" style:family="paragraph" style:parent-style-name="Standard">
      <style:text-properties fo:font-weight="bold" officeooo:rsid="0022f774" officeooo:paragraph-rsid="003533bb" style:font-weight-asian="bold" style:font-weight-complex="bold"/>
    </style:style>
    <style:style style:name="P47" style:family="paragraph" style:parent-style-name="Standard" style:list-style-name="L6">
      <style:text-properties officeooo:paragraph-rsid="003533bb"/>
    </style:style>
    <style:style style:name="P48" style:family="paragraph" style:parent-style-name="Standard" style:list-style-name="L6">
      <style:text-properties officeooo:rsid="0022f774" officeooo:paragraph-rsid="003533bb"/>
    </style:style>
    <style:style style:name="P49" style:family="paragraph" style:parent-style-name="Standard" style:list-style-name="L6">
      <style:text-properties officeooo:rsid="0023e895" officeooo:paragraph-rsid="003533bb"/>
    </style:style>
    <style:style style:name="P50" style:family="paragraph" style:parent-style-name="Standard" style:list-style-name="L6">
      <style:text-properties officeooo:rsid="002091a3" officeooo:paragraph-rsid="003533bb"/>
    </style:style>
    <style:style style:name="P51" style:family="paragraph" style:parent-style-name="Standard" style:list-style-name="L5">
      <style:text-properties officeooo:paragraph-rsid="002f52cd"/>
    </style:style>
    <style:style style:name="P52" style:family="paragraph" style:parent-style-name="Standard">
      <style:text-properties officeooo:rsid="002f040a" officeooo:paragraph-rsid="002f52cd"/>
    </style:style>
    <style:style style:name="P53" style:family="paragraph" style:parent-style-name="Standard">
      <style:text-properties fo:font-weight="bold" officeooo:rsid="0039a52f" officeooo:paragraph-rsid="0039a52f" style:font-weight-asian="bold" style:font-weight-complex="bold"/>
    </style:style>
    <style:style style:name="P54" style:family="paragraph" style:parent-style-name="Standard">
      <style:text-properties officeooo:rsid="0039a52f" officeooo:paragraph-rsid="0039a52f"/>
    </style:style>
    <style:style style:name="P55" style:family="paragraph" style:parent-style-name="Standard">
      <style:text-properties fo:font-weight="normal" officeooo:rsid="003e16df" officeooo:paragraph-rsid="003e16df" style:font-weight-asian="normal" style:font-weight-complex="normal"/>
    </style:style>
    <style:style style:name="P56" style:family="paragraph" style:parent-style-name="Standard" style:list-style-name="L7">
      <style:text-properties officeooo:paragraph-rsid="003a7145"/>
    </style:style>
    <style:style style:name="P57" style:family="paragraph" style:parent-style-name="Standard">
      <style:text-properties officeooo:paragraph-rsid="002f040a"/>
    </style:style>
    <style:style style:name="T1" style:family="text">
      <style:text-properties fo:font-style="italic" officeooo:rsid="001a3d6e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a3d6e"/>
    </style:style>
    <style:style style:name="T4" style:family="text">
      <style:text-properties fo:font-style="italic" officeooo:rsid="001889dd" style:font-style-asian="italic" style:font-style-complex="italic"/>
    </style:style>
    <style:style style:name="T5" style:family="text">
      <style:text-properties officeooo:rsid="001889dd"/>
    </style:style>
    <style:style style:name="T6" style:family="text">
      <style:text-properties officeooo:rsid="001a61fe"/>
    </style:style>
    <style:style style:name="T7" style:family="text">
      <style:text-properties officeooo:rsid="0039a52f"/>
    </style:style>
    <style:style style:name="T8" style:family="text">
      <style:text-properties officeooo:rsid="001aed03"/>
    </style:style>
    <style:style style:name="T9" style:family="text">
      <style:text-properties fo:font-style="italic" officeooo:rsid="00273b49" style:font-style-asian="italic" style:font-style-complex="italic"/>
    </style:style>
    <style:style style:name="T10" style:family="text">
      <style:text-properties officeooo:rsid="001afe38"/>
    </style:style>
    <style:style style:name="T11" style:family="text">
      <style:text-properties officeooo:rsid="001c997a"/>
    </style:style>
    <style:style style:name="T12" style:family="text">
      <style:text-properties officeooo:rsid="00273b49"/>
    </style:style>
    <style:style style:name="T13" style:family="text">
      <style:text-properties officeooo:rsid="002091a3"/>
    </style:style>
    <style:style style:name="T14" style:family="text">
      <style:text-properties officeooo:rsid="0025a12a"/>
    </style:style>
    <style:style style:name="T15" style:family="text">
      <style:text-properties officeooo:rsid="002b2db3"/>
    </style:style>
    <style:style style:name="T16" style:family="text">
      <style:text-properties fo:font-style="normal" officeooo:rsid="002cf771" style:font-style-asian="normal" style:font-style-complex="normal"/>
    </style:style>
    <style:style style:name="T17" style:family="text">
      <style:text-properties fo:font-style="normal" officeooo:rsid="003c9a0f" style:font-style-asian="normal" style:font-style-complex="normal"/>
    </style:style>
    <style:style style:name="T18" style:family="text">
      <style:text-properties officeooo:rsid="00213f4d"/>
    </style:style>
    <style:style style:name="T19" style:family="text">
      <style:text-properties officeooo:rsid="0022f774"/>
    </style:style>
    <style:style style:name="T20" style:family="text">
      <style:text-properties fo:font-style="italic" officeooo:rsid="0022f774" style:font-style-asian="italic" style:font-style-complex="italic"/>
    </style:style>
    <style:style style:name="T21" style:family="text">
      <style:text-properties fo:font-style="italic" officeooo:rsid="0029a71f" style:font-style-asian="italic" style:font-style-complex="italic"/>
    </style:style>
    <style:style style:name="T22" style:family="text">
      <style:text-properties officeooo:rsid="0029a71f"/>
    </style:style>
    <style:style style:name="T23" style:family="text">
      <style:text-properties officeooo:rsid="003c9a0f"/>
    </style:style>
    <style:style style:name="T24" style:family="text">
      <style:text-properties officeooo:rsid="00397521"/>
    </style:style>
    <style:style style:name="T25" style:family="text">
      <style:text-properties officeooo:rsid="002df92b"/>
    </style:style>
    <style:style style:name="T26" style:family="text">
      <style:text-properties officeooo:rsid="00311cfe"/>
    </style:style>
    <style:style style:name="T27" style:family="text">
      <style:text-properties officeooo:rsid="00306a2e"/>
    </style:style>
    <style:style style:name="T28" style:family="text">
      <style:text-properties officeooo:rsid="00343b65"/>
    </style:style>
    <style:style style:name="T29" style:family="text">
      <style:text-properties officeooo:rsid="003629ff"/>
    </style:style>
    <style:style style:name="T30" style:family="text">
      <style:text-properties officeooo:rsid="003533bb"/>
    </style:style>
    <style:style style:name="T31" style:family="text">
      <style:text-properties officeooo:rsid="002f52cd"/>
    </style:style>
    <style:style style:name="T32" style:family="text">
      <style:text-properties fo:font-style="italic" officeooo:rsid="003a7145" style:font-style-asian="italic" style:font-style-complex="italic"/>
    </style:style>
    <style:style style:name="T33" style:family="text">
      <style:text-properties officeooo:rsid="003a714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AI+ – GeoReport</text:p>
      <text:p text:style-name="P2">(workflow)</text:p>
      <text:p text:style-name="P1"/>
      <text:list text:style-name="L1">
        <text:list-item>
          <text:p text:style-name="P3">Uživatel vstoupí na webstránku – mapová aplikace s daty a popisky, umožňuje běžnou interaktivitu</text:p>
          <text:p text:style-name="P4"/>
        </text:list-item>
        <text:list-item>
          <text:p text:style-name="P3">uživatel zvolí odkaz/tlačítko Georeport</text:p>
        </text:list-item>
        <text:list-item>
          <text:p text:style-name="P3">bude vyzván výběr území:</text:p>
          <text:list>
            <text:list-item>
              <text:p text:style-name="P3">volba celé území – <text:span text:style-name="T1">další </text:span><text:span text:style-name="T2">krok</text:span> <text:span text:style-name="T3">V</text:span>ýběru tématu</text:p>
            </text:list-item>
            <text:list-item>
              <text:p text:style-name="P5">uživatelské území – nástroj pro vý<text:span text:style-name="T3">b</text:span>ěr území (<text:span text:style-name="T2">spatial selection</text:span>)</text:p>
              <text:list>
                <text:list-item>
                  <text:p text:style-name="P5"><text:span text:style-name="T3">v</text:span>ýběr pomocí q (kvadráty) v úvodní aplik<text:span text:style-name="T3">a</text:span>ci nebudou <text:span text:style-name="T3">nativně </text:span>vidět </text:p>
                </text:list-item>
                <text:list-item>
                  <text:p text:style-name="P6">jakmile bude extent zachycen (v paměti/proměnná) - <text:span text:style-name="T2">další </text:span><text:span text:style-name="T4">krok</text:span><text:span text:style-name="T5"> </text:span>V<text:span text:style-name="T5">ýběru tématu</text:span></text:p>
                </text:list-item>
              </text:list>
            </text:list-item>
          </text:list>
        </text:list-item>
      </text:list>
      <text:p text:style-name="P7"/>
      <text:list text:continue-numbering="true" text:style-name="L1">
        <text:list-item>
          <text:p text:style-name="P6">Výběr tématu – pomocí formuláře (ideálně na stejné stránce jako výběr území)</text:p>
          <text:list>
            <text:list-item>
              <text:p text:style-name="P6">volba co bude v georeportu</text:p>
              <text:list>
                <text:list-item>
                  <text:p text:style-name="P6">náchylnost k degradaci <text:span text:style-name="T6"><text:s/>mapa </text:span></text:p>
                </text:list-item>
                <text:list-item>
                  <text:p text:style-name="P6">funkčnost krajiny</text:p>
                </text:list-item>
                <text:list-item>
                  <text:p text:style-name="P6">odolnost krajiny</text:p>
                </text:list-item>
                <text:list-item>
                  <text:p text:style-name="P6"><text:span text:style-name="T7">syntéza/</text:span>lokalizace prioritních opatření</text:p>
                </text:list-item>
                <text:list-item>
                  <text:p text:style-name="P6">typizace prioritních opatření</text:p>
                </text:list-item>
              </text:list>
            </text:list-item>
            <text:list-item>
              <text:p text:style-name="P8">u každého tématu se objeví podřízený form, nativně bude vše zatrženo: hodnoty <text:s/>- grafy(?) - mapy </text:p>
            </text:list-item>
          </text:list>
        </text:list-item>
      </text:list>
      <text:p text:style-name="P9"/>
      <text:list text:continue-numbering="true" text:style-name="L1">
        <text:list-item>
          <text:p text:style-name="P10">Po odeslání formuláře – aplikace na straně serveru</text:p>
          <text:list>
            <text:list-item>
              <text:p text:style-name="P10">začne získávat potřebná data (dotazy z DB, generováni map, uložení do temporary)</text:p>
            </text:list-item>
            <text:list-item>
              <text:p text:style-name="P10">z generovaných dat případné výpočty</text:p>
            </text:list-item>
            <text:list-item>
              <text:p text:style-name="P10">vkládání hodnot do šablony reportu</text:p>
            </text:list-item>
            <text:list-item>
              <text:p text:style-name="P10">vytvoření náhledu(?) pro uživatele</text:p>
            </text:list-item>
            <text:list-item>
              <text:p text:style-name="P10">vytvoření pdf souboru a jeho stažení</text:p>
            </text:list-item>
          </text:list>
        </text:list-item>
      </text:list>
      <text:p text:style-name="P11"><text:s/>- - - </text:p>
      <text:p text:style-name="P12">Název reportu: <text:span text:style-name="T8">Zranitelnost krajiny</text:span></text:p>
      <text:p text:style-name="P13"/>
      <text:p text:style-name="P13">Lokalita: ?</text:p>
      <text:p text:style-name="P13">Souřadnice: MBR extentu</text:p>
      <text:p text:style-name="P13">Datum a čas generování:</text:p>
      <text:p text:style-name="P13"/>
      <text:p text:style-name="P13"><text:span text:style-name="T2">úvodní </text:span><text:span text:style-name="T9">statický odstavec</text:span> “Tento report podává zprávu o degradaci krajiny na základě metody ESAI….), <text:span text:style-name="T10">asi 4 </text:span><text:span text:style-name="T11">řádky</text:span>“</text:p>
      <text:p text:style-name="P13"/>
      <text:p text:style-name="P13"><text:span text:style-name="T2">zápatí</text:span>: vodorovná čára, číslo stránky, loga KGI a UVGZ</text:p>
      <text:p text:style-name="P14"/>
      <text:p text:style-name="P15">Krok I. Náchylnost krajiny k degradaci</text:p>
      <text:list text:style-name="L2">
        <text:list-item>
          <text:p text:style-name="P16">Ve zvoleném území dosahuje výsledná hodnota náchylnosti k degradaci hodnoty XX a je klasifikována jako <text:span text:style-name="T2">textový název kategorie (číslo kategorie)</text:span></text:p>
          <text:p text:style-name="P16"/>
        </text:list-item>
        <text:list-item>
          <text:p text:style-name="P16"><text:span text:style-name="T9">tabulka</text:span><text:span text:style-name="T12"> </text:span>Detailní hodnoty jednotlivých komponent (vážený průměr pro zvolené území)</text:p>
        </text:list-item>
      </text:list>
      <table:table table:name="Tabulka3" table:style-name="Tabulka3">
        <table:table-column table:style-name="Tabulka3.A"/>
        <table:table-column table:style-name="Tabulka3.B"/>
        <table:table-column table:style-name="Tabulka3.C"/>
        <table:table-row table:style-name="Tabulka3.1">
          <table:table-cell table:style-name="Tabulka3.A1" office:value-type="string">
            <text:p text:style-name="P17">stav klimatu</text:p>
          </table:table-cell>
          <table:table-cell table:style-name="Tabulka3.A1" office:value-type="string">
            <text:p text:style-name="P18">Hodnota (číslo – vážený průměr za území) <text:span text:style-name="T2">bude předpočítáno pro q(?)</text:span></text:p>
          </table:table-cell>
          <table:table-cell table:style-name="Tabulka3.C1" office:value-type="string">
            <text:p text:style-name="P19">Kategorie zranitelnosti název (označení – P, F, C) </text:p>
          </table:table-cell>
        </table:table-row>
        <table:table-row table:style-name="Tabulka3.1">
          <table:table-cell table:style-name="Tabulka3.A2" office:value-type="string">
            <text:p text:style-name="P19">Plný český název (zkratka RAI, ASP)</text:p>
            <text:p text:style-name="P19">w_rai, </text:p>
            <text:p text:style-name="P19"><text:soft-page-break/>w_arid, </text:p>
            <text:p text:style-name="P19">w_asp, w_climate</text:p>
          </table:table-cell>
          <table:table-cell table:style-name="Tabulka3.A2" office:value-type="string">
            <text:p text:style-name="P18">Hodnota (číslo – vážený průměr za území) bude předpočítáno pro q(?)</text:p>
          </table:table-cell>
          <table:table-cell table:style-name="Tabulka3.C2" office:value-type="string">
            <text:p text:style-name="P19"/>
          </table:table-cell>
        </table:table-row>
        <table:table-row table:style-name="Tabulka3.1">
          <table:table-cell table:style-name="Tabulka3.A2" office:value-type="string">
            <text:p text:style-name="P17">stav půdy</text:p>
          </table:table-cell>
          <table:table-cell table:style-name="Tabulka3.A2" office:value-type="string">
            <text:p text:style-name="P20"/>
          </table:table-cell>
          <table:table-cell table:style-name="Tabulka3.C2" office:value-type="string">
            <text:p text:style-name="P17"/>
          </table:table-cell>
        </table:table-row>
        <table:table-row table:style-name="Tabulka3.1">
          <table:table-cell table:style-name="Tabulka3.A2" office:value-type="string">
            <text:p text:style-name="P21">w_dra, par_w, w_dep, w_fra, w_tex, w_slo, w_soil</text:p>
          </table:table-cell>
          <table:table-cell table:style-name="Tabulka3.A2" office:value-type="string">
            <text:p text:style-name="P20"/>
          </table:table-cell>
          <table:table-cell table:style-name="Tabulka3.C2" office:value-type="string">
            <text:p text:style-name="P17"/>
          </table:table-cell>
        </table:table-row>
        <table:table-row table:style-name="Tabulka3.5">
          <table:table-cell table:style-name="Tabulka3.A2" office:value-type="string">
            <text:p text:style-name="P17">stav vegetace</text:p>
          </table:table-cell>
          <table:table-cell table:style-name="Tabulka3.A2" office:value-type="string">
            <text:p text:style-name="P20"/>
          </table:table-cell>
          <table:table-cell table:style-name="Tabulka3.C2" office:value-type="string">
            <text:p text:style-name="P17"/>
          </table:table-cell>
        </table:table-row>
        <table:table-row table:style-name="Tabulka3.5">
          <table:table-cell table:style-name="Tabulka3.A2" office:value-type="string">
            <text:p text:style-name="P21">dry_w, ero_w, pla_w, w_veget</text:p>
          </table:table-cell>
          <table:table-cell table:style-name="Tabulka3.A2" office:value-type="string">
            <text:p text:style-name="P20"/>
          </table:table-cell>
          <table:table-cell table:style-name="Tabulka3.C2" office:value-type="string">
            <text:p text:style-name="P17"/>
          </table:table-cell>
        </table:table-row>
        <table:table-row table:style-name="Tabulka3.5">
          <table:table-cell table:style-name="Tabulka3.A2" office:value-type="string">
            <text:p text:style-name="P17">intenzita lidské činnosti</text:p>
          </table:table-cell>
          <table:table-cell table:style-name="Tabulka3.A2" office:value-type="string">
            <text:p text:style-name="P20"/>
          </table:table-cell>
          <table:table-cell table:style-name="Tabulka3.C2" office:value-type="string">
            <text:p text:style-name="P17"/>
          </table:table-cell>
        </table:table-row>
      </table:table>
      <text:p text:style-name="P22"/>
      <text:list text:style-name="L3">
        <text:list-item>
          <text:p text:style-name="P23"><text:span text:style-name="T13">Barva kategori</text:span><text:span text:style-name="T14">e</text:span><text:span text:style-name="T13"> zranitelnost ste</text:span><text:span text:style-name="T14">j</text:span><text:span text:style-name="T13">ná jako barva v mapě</text:span></text:p>
        </text:list-item>
        <text:list-item>
          <text:p text:style-name="P24"><text:s/><text:span text:style-name="T14">Ř</text:span><text:span text:style-name="T13">azeno dle nejhorších hodnot</text:span></text:p>
          <text:list>
            <text:list-item>
              <text:p text:style-name="P24"><text:span text:style-name="T13">samostatné řazen</text:span><text:span text:style-name="T14">y</text:span><text:span text:style-name="T13"> komponenta (stav klima…) <text:s/></text:span><text:span text:style-name="T14">samostatně </text:span><text:span text:style-name="T13">řazen</text:span><text:span text:style-name="T14">y detailní indikátory</text:span><text:span text:style-name="T13"> <text:s/></text:span></text:p>
            </text:list-item>
          </text:list>
        </text:list-item>
      </text:list>
      <text:p text:style-name="P25"/>
      <text:list text:continue-numbering="true" text:style-name="L3">
        <text:list-item>
          <text:p text:style-name="P26">Graf: <text:span text:style-name="T15">sloupcový graf: </text:span><text:span text:style-name="T16">hodnoty dle plošného zastoupení </text:span><text:span text:style-name="T17">kategorii zranitelnosti</text:span></text:p>
          <text:p text:style-name="P27"/>
          <text:p text:style-name="P27"><text:span text:style-name="T13">Pod tabulkou </text:span><text:span text:style-name="T12">(v rámečku) </text:span><text:span text:style-name="T13">výpis: Nejhorší 3 indikátory v zájmovém území jsou XX, </text:span><text:span text:style-name="T18">XX, XX (řazeno od nejhorších hodnot)</text:span></text:p>
        </text:list-item>
      </text:list>
      <text:p text:style-name="P28"/>
      <text:p text:style-name="P29">Věrohodnost dat</text:p>
      <text:list text:style-name="L4">
        <text:list-item>
          <text:p text:style-name="P30"><text:span text:style-name="T19">Tabulka 16 individal parametrů, naplnění dle </text:span><text:span text:style-name="T20">esai_metadata</text:span></text:p>
        </text:list-item>
        <text:list-item>
          <text:p text:style-name="P31"><text:span text:style-name="T2">záhlaví: </text:span>zkratka – název – datový zdroj – garant – měřítko – Rok aktualizace</text:p>
          <text:list>
            <text:list-item>
              <text:p text:style-name="P31">Měřítko</text:p>
              <text:list>
                <text:list-item>
                  <text:p text:style-name="P31">je-li M do 1: 10 000 / 20m/px <text:s/>(včetně ) - tm. zeleně</text:p>
                </text:list-item>
                <text:list-item>
                  <text:p text:style-name="P31">je-li M do 1: 50 000 / 100m/px <text:s/>- oranžově <text:s/>a poznámka Měřítko má méně přesné rozlišení</text:p>
                </text:list-item>
                <text:list-item>
                  <text:p text:style-name="P31">je-li M nad : 50 000 / 100m/px červeně a poznámka Měřítko velmi hrubé, Data je potřeba interpretovat obezřetně.</text:p>
                </text:list-item>
              </text:list>
            </text:list-item>
          </text:list>
        </text:list-item>
      </text:list>
      <text:p text:style-name="P32"/>
      <text:list text:continue-numbering="true" text:style-name="L4">
        <text:list-item>
          <text:list>
            <text:list-item>
              <text:p text:style-name="P31">Rok aktualizace</text:p>
              <text:list>
                <text:list-item>
                  <text:p text:style-name="P31">do 3 let <text:s/>- zeleně</text:p>
                </text:list-item>
                <text:list-item>
                  <text:p text:style-name="P31">do 5 let - oranžově</text:p>
                </text:list-item>
                <text:list-item>
                  <text:p text:style-name="P31">nad 5 let – červeně</text:p>
                  <text:list>
                    <text:list-item>
                      <text:p text:style-name="P33">vyjímky v komentáři u klamatických dat, dmr</text:p>
                    </text:list-item>
                  </text:list>
                </text:list-item>
              </text:list>
            </text:list-item>
          </text:list>
          <text:p text:style-name="P34"><text:s/></text:p>
        </text:list-item>
        <text:list-item>
          <text:p text:style-name="P34"><text:span text:style-name="T21">Mapa</text:span><text:span text:style-name="T22"> </text:span><text:span text:style-name="T23">ú</text:span><text:span text:style-name="T22">zemí s celkov</text:span><text:span text:style-name="T23">o</text:span><text:span text:style-name="T22">u kategorií </text:span></text:p>
        </text:list-item>
      </text:list>
      <text:p text:style-name="P28"><text:s/></text:p>
      <text:p text:style-name="P35">Krok II: Posouzení <text:span text:style-name="T3">funkčnost</text:span>i<text:span text:style-name="T3"> krajiny</text:span></text:p>
      <text:p text:style-name="Standard"/>
      <text:p text:style-name="P36">úvodní statický text „slouží k nalezení krajinných segmentů jejichž degradace bude mít velký/malý význam dopad na funkčnost krajiny“</text:p>
      <text:p text:style-name="Standard"/>
      <text:list xml:id="list2447915373" text:style-name="L5">
        <text:list-item>
          <text:p text:style-name="P37">přehledova tabulka</text:p>
        </text:list-item>
      </text:list>
      <table:table table:name="Tabulka1" table:style-name="Tabulka1">
        <table:table-column table:style-name="Tabulka1.A"/>
        <table:table-column table:style-name="Tabulka1.B"/>
        <table:table-column table:style-name="Tabulka1.C"/>
        <table:table-row table:style-name="Tabulka1.1">
          <table:table-cell table:style-name="Tabulka1.A1" office:value-type="string">
            <text:p text:style-name="P38"/>
          </table:table-cell>
          <table:table-cell table:style-name="Tabulka1.A1" office:value-type="string">
            <text:p text:style-name="P39">Hodnota (<text:span text:style-name="T24">číslo – vážený průměr</text:span>)</text:p>
          </table:table-cell>
          <table:table-cell table:style-name="Tabulka1.A1" office:value-type="string">
            <text:p text:style-name="P39">Kategorie</text:p>
          </table:table-cell>
        </table:table-row>
        <table:table-row table:style-name="Tabulka1.1">
          <table:table-cell table:style-name="Tabulka1.A1" office:value-type="string">
            <text:p text:style-name="P38">Zásoba uhlíku ve vegetaci</text:p>
          </table:table-cell>
          <table:table-cell table:style-name="Tabulka1.A1" office:value-type="string">
            <text:p text:style-name="P38">c_total_m, </text:p>
          </table:table-cell>
          <table:table-cell table:style-name="Tabulka1.A1" office:value-type="string">
            <text:p text:style-name="P38">ctot_kat</text:p>
          </table:table-cell>
        </table:table-row>
        <text:soft-page-break/>
        <table:table-row table:style-name="Tabulka1.1">
          <table:table-cell table:style-name="Tabulka1.A1" office:value-type="string">
            <text:p text:style-name="P38"/>
          </table:table-cell>
          <table:table-cell table:style-name="Tabulka1.A1" office:value-type="string">
            <text:p text:style-name="P40">Popis významu a způsobu interpretace</text:p>
          </table:table-cell>
          <table:table-cell table:style-name="Tabulka1.A1" office:value-type="string">
            <text:p text:style-name="P38"/>
          </table:table-cell>
        </table:table-row>
        <table:table-row table:style-name="Tabulka1.4">
          <table:table-cell table:style-name="Tabulka1.A1" office:value-type="string">
            <text:p text:style-name="P38"><text:span text:style-name="T25">E</text:span>vapotranspirace</text:p>
          </table:table-cell>
          <table:table-cell table:style-name="Tabulka1.A1" office:value-type="string">
            <text:p text:style-name="P38">evap_m, </text:p>
          </table:table-cell>
          <table:table-cell table:style-name="Tabulka1.A1" office:value-type="string">
            <text:p text:style-name="P38">evap_k</text:p>
          </table:table-cell>
        </table:table-row>
        <table:table-row table:style-name="Tabulka1.4">
          <table:table-cell table:style-name="Tabulka1.A1" office:value-type="string">
            <text:p text:style-name="P38"/>
          </table:table-cell>
          <table:table-cell table:style-name="Tabulka1.A1" office:value-type="string">
            <text:p text:style-name="P40">Popis významu a způsobu interpretace</text:p>
          </table:table-cell>
          <table:table-cell table:style-name="Tabulka1.A1" office:value-type="string">
            <text:p text:style-name="P38"/>
          </table:table-cell>
        </table:table-row>
        <table:table-row table:style-name="Tabulka1.4">
          <table:table-cell table:style-name="Tabulka1.A1" office:value-type="string">
            <text:p text:style-name="P38"><text:span text:style-name="T25">E</text:span>kologická hodnota biotopu</text:p>
          </table:table-cell>
          <table:table-cell table:style-name="Tabulka1.A1" office:value-type="string">
            <text:p text:style-name="P38">hb_m, </text:p>
          </table:table-cell>
          <table:table-cell table:style-name="Tabulka1.A1" office:value-type="string">
            <text:p text:style-name="P38">hb_kat</text:p>
          </table:table-cell>
        </table:table-row>
        <table:table-row table:style-name="Tabulka1.4">
          <table:table-cell table:style-name="Tabulka1.A1" office:value-type="string">
            <text:p text:style-name="P38"/>
          </table:table-cell>
          <table:table-cell table:style-name="Tabulka1.A1" office:value-type="string">
            <text:p text:style-name="P40">Popis významu a způsobu interpretace</text:p>
          </table:table-cell>
          <table:table-cell table:style-name="Tabulka1.A1" office:value-type="string">
            <text:p text:style-name="P38"/>
          </table:table-cell>
        </table:table-row>
        <table:table-row table:style-name="Tabulka1.4">
          <table:table-cell table:style-name="Tabulka1.A1" office:value-type="string">
            <text:p text:style-name="P41">vodoretence</text:p>
          </table:table-cell>
          <table:table-cell table:style-name="Tabulka1.A1" office:value-type="string">
            <text:p text:style-name="P39">Cn</text:p>
          </table:table-cell>
          <table:table-cell table:style-name="Tabulka1.A1" office:value-type="string">
            <text:p text:style-name="P39">cn_kat</text:p>
          </table:table-cell>
        </table:table-row>
        <table:table-row table:style-name="Tabulka1.4">
          <table:table-cell table:style-name="Tabulka1.A1" office:value-type="string">
            <text:p text:style-name="P38"/>
          </table:table-cell>
          <table:table-cell table:style-name="Tabulka1.A1" office:value-type="string">
            <text:p text:style-name="P40">Popis významu a způsobu interpretace</text:p>
          </table:table-cell>
          <table:table-cell table:style-name="Tabulka1.A1" office:value-type="string">
            <text:p text:style-name="P38"/>
          </table:table-cell>
        </table:table-row>
        <table:table-row table:style-name="Tabulka1.4">
          <table:table-cell table:style-name="Tabulka1.A1" office:value-type="string">
            <text:p text:style-name="P42">Integr<text:span text:style-name="T26">o</text:span>van<text:span text:style-name="T26">á </text:span>hodnota</text:p>
          </table:table-cell>
          <table:table-cell table:style-name="Tabulka1.A1" office:value-type="string">
            <text:p text:style-name="P39">---</text:p>
          </table:table-cell>
          <table:table-cell table:style-name="Tabulka1.A1" office:value-type="string">
            <text:p text:style-name="P42">Geometrický průměr</text:p>
          </table:table-cell>
        </table:table-row>
      </table:table>
      <text:list text:style-name="L6">
        <text:list-item>
          <text:p text:style-name="P43"><text:span text:style-name="T27">Barva kat </text:span><text:span text:style-name="T28">v tabulce </text:span><text:span text:style-name="T27">dle semaforu, jak v mapě tmavě zelení – červená</text:span></text:p>
          <text:p text:style-name="P43"/>
        </text:list-item>
        <text:list-item>
          <text:p text:style-name="P44">Mapy <text:s/>kategorií funkce – 5x</text:p>
          <text:p text:style-name="P45"/>
        </text:list-item>
      </text:list>
      <text:p text:style-name="P46">Věrohodnost dat</text:p>
      <text:list text:continue-numbering="true" text:style-name="L6">
        <text:list-item>
          <text:p text:style-name="P47"><text:span text:style-name="T19">Tabulka </text:span><text:span text:style-name="T29">4</text:span><text:span text:style-name="T30"> funkcí</text:span><text:span text:style-name="T19">, naplnění dle </text:span><text:span text:style-name="T20">esai_metadata</text:span></text:p>
        </text:list-item>
        <text:list-item>
          <text:p text:style-name="P48"><text:span text:style-name="T2">záhlaví: </text:span>název – datový zdroj <text:span text:style-name="T30">geometrie / KB </text:span>– garant – měřítko – Rok aktualizace</text:p>
          <text:list>
            <text:list-item>
              <text:p text:style-name="P48">Měřítko</text:p>
              <text:list>
                <text:list-item>
                  <text:p text:style-name="P48">je-li M do 1: 10 000 / 20m/px <text:s/>(včetně ) - tm. zeleně</text:p>
                </text:list-item>
                <text:list-item>
                  <text:p text:style-name="P48">je-li M do 1: 50 000 / 100m/px <text:s/>- oranžově <text:s/>a poznámka Měřítko má méně přesné rozlišení</text:p>
                </text:list-item>
                <text:list-item>
                  <text:p text:style-name="P48">je-li M nad : 50 000 / 100m/px červeně a poznámka Měřítko velmi hrubé, Data je potřeba interpretovat obezřetně.</text:p>
                </text:list-item>
              </text:list>
              <text:p text:style-name="P48"/>
            </text:list-item>
            <text:list-item>
              <text:p text:style-name="P48">Rok aktualizace</text:p>
              <text:list>
                <text:list-item>
                  <text:p text:style-name="P48">do 3 let <text:s/>- zeleně</text:p>
                </text:list-item>
                <text:list-item>
                  <text:p text:style-name="P48">do 5 let - oranžově</text:p>
                </text:list-item>
                <text:list-item>
                  <text:p text:style-name="P48">nad 5 let – červeně</text:p>
                  <text:list>
                    <text:list-header>
                      <text:p text:style-name="P49"/>
                    </text:list-header>
                  </text:list>
                </text:list-item>
              </text:list>
            </text:list-item>
          </text:list>
          <text:p text:style-name="P50"/>
        </text:list-item>
      </text:list>
      <text:list text:continue-list="list2447915373" text:style-name="L5">
        <text:list-item>
          <text:p text:style-name="P51">Zásoba uhlíku ve vegetaci<text:tab/></text:p>
        </text:list-item>
        <text:list-item>
          <text:p text:style-name="P51">/<text:span text:style-name="T31">staticky text, co to je“</text:span></text:p>
        </text:list-item>
      </text:list>
      <text:p text:style-name="P52"/>
      <text:p text:style-name="P53">Krok III. <text:span text:style-name="T3">odolnost krajiny</text:span></text:p>
      <text:p text:style-name="P54"/>
      <text:p text:style-name="P55"><text:span text:style-name="T2">mapa</text:span> odolnosti</text:p>
      <text:p text:style-name="P53"/>
      <text:p text:style-name="P53"/>
      <text:p text:style-name="P53">Krok IV: syntéza/<text:span text:style-name="T3">lokalizace prioritních opatření</text:span></text:p>
      <text:p text:style-name="P54"/>
      <text:list text:style-name="L7">
        <text:list-item>
          <text:p text:style-name="P56"><text:span text:style-name="T32">mapa</text:span><text:span text:style-name="T33"> kde prioritně umístit opatření</text:span></text:p>
        </text:list-item>
      </text:list>
      <text:p text:style-name="P5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2T10:47:42.177000000</meta:creation-date>
    <dc:date>2025-01-23T19:13:25.845000000</dc:date>
    <meta:editing-duration>PT1H41M22S</meta:editing-duration>
    <meta:editing-cycles>35</meta:editing-cycles>
    <meta:generator>LibreOffice/24.8.4.2$Windows_X86_64 LibreOffice_project/bb3cfa12c7b1bf994ecc5649a80400d06cd71002</meta:generator>
    <meta:document-statistic meta:table-count="2" meta:image-count="0" meta:object-count="0" meta:page-count="3" meta:paragraph-count="117" meta:word-count="688" meta:character-count="4202" meta:non-whitespace-character-count="3633"/>
  </office:meta>
</office:document-meta>
</file>